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face style:name="Noto Serif CJK SC" svg:font-family="'Noto Serif CJK SC'" style:font-family-generic="system" style:font-pitch="variable"/>
    <style:font-face style:name="Noto Serif1"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size="10pt" officeooo:rsid="0013ac08" officeooo:paragraph-rsid="0013ac08" style:font-size-asian="10pt" style:font-size-complex="10pt"/>
    </style:style>
    <style:style style:name="P2" style:family="paragraph" style:parent-style-name="Standard">
      <style:text-properties fo:font-size="10pt" officeooo:rsid="00148149" officeooo:paragraph-rsid="00148149" style:font-size-asian="10pt" style:font-size-complex="10pt"/>
    </style:style>
    <style:style style:name="P3" style:family="paragraph" style:parent-style-name="Standard" style:list-style-name="L1">
      <style:text-properties fo:font-size="10pt" officeooo:rsid="00148149" officeooo:paragraph-rsid="00148149" style:font-size-asian="10pt" style:font-size-complex="10pt"/>
    </style:style>
    <style:style style:name="P4" style:family="paragraph" style:parent-style-name="Standard">
      <style:text-properties fo:font-size="10pt" officeooo:rsid="002c6a32" officeooo:paragraph-rsid="002c6a32" style:font-size-asian="10pt" style:font-size-complex="10pt"/>
    </style:style>
    <style:style style:name="P5" style:family="paragraph" style:parent-style-name="Standard">
      <style:paragraph-properties fo:break-before="page"/>
      <style:text-properties fo:font-size="10pt" fo:font-weight="bold" officeooo:rsid="00164876" officeooo:paragraph-rsid="00164876" style:font-size-asian="10pt" style:font-weight-asian="bold" style:font-size-complex="10pt" style:font-weight-complex="bold"/>
    </style:style>
    <style:style style:name="P6" style:family="paragraph" style:parent-style-name="Standard">
      <style:text-properties fo:font-size="10pt" fo:font-weight="bold" officeooo:rsid="00164876" officeooo:paragraph-rsid="00164876" style:font-size-asian="10pt" style:font-weight-asian="bold" style:font-size-complex="10pt" style:font-weight-complex="bold"/>
    </style:style>
    <style:style style:name="P7" style:family="paragraph" style:parent-style-name="Standard">
      <style:text-properties fo:font-weight="bold" officeooo:rsid="00164876" officeooo:paragraph-rsid="00164876" style:font-weight-asian="bold" style:font-weight-complex="bold"/>
    </style:style>
    <style:style style:name="P8" style:family="paragraph" style:parent-style-name="Standard">
      <style:text-properties fo:font-weight="normal" officeooo:rsid="00164876" officeooo:paragraph-rsid="00164876" style:font-weight-asian="normal" style:font-weight-complex="normal"/>
    </style:style>
    <style:style style:name="P9" style:family="paragraph" style:parent-style-name="Standard">
      <style:text-properties fo:font-weight="normal" officeooo:rsid="00176172" officeooo:paragraph-rsid="00176172" style:font-weight-asian="normal" style:font-weight-complex="normal"/>
    </style:style>
    <style:style style:name="P10" style:family="paragraph" style:parent-style-name="Standard">
      <style:text-properties fo:font-weight="bold" officeooo:rsid="00176172" officeooo:paragraph-rsid="00176172" style:font-weight-asian="bold" style:font-weight-complex="bold"/>
    </style:style>
    <style:style style:name="P11" style:family="paragraph" style:parent-style-name="Standard">
      <style:text-properties fo:font-weight="bold" officeooo:rsid="0017bcf0" officeooo:paragraph-rsid="0017bcf0" style:font-weight-asian="bold" style:font-weight-complex="bold"/>
    </style:style>
    <style:style style:name="P12" style:family="paragraph" style:parent-style-name="Standard">
      <style:text-properties fo:font-style="normal" fo:font-weight="normal" officeooo:rsid="0017bcf0" officeooo:paragraph-rsid="0017bcf0" style:font-style-asian="normal" style:font-weight-asian="normal" style:font-style-complex="normal" style:font-weight-complex="normal"/>
    </style:style>
    <style:style style:name="P13" style:family="paragraph" style:parent-style-name="Standard">
      <style:text-properties fo:font-style="normal" fo:font-weight="bold" officeooo:rsid="0018ab27" officeooo:paragraph-rsid="0018ab27" style:font-style-asian="normal" style:font-weight-asian="bold" style:font-style-complex="normal" style:font-weight-complex="bold"/>
    </style:style>
    <style:style style:name="P14" style:family="paragraph" style:parent-style-name="Standard" style:list-style-name="L2">
      <style:text-properties fo:font-style="normal" fo:font-weight="normal" officeooo:rsid="0019f1e7" officeooo:paragraph-rsid="0019f1e7" style:font-style-asian="normal" style:font-weight-asian="normal" style:font-style-complex="normal" style:font-weight-complex="normal"/>
    </style:style>
    <style:style style:name="P15" style:family="paragraph" style:parent-style-name="Standard" style:list-style-name="L2">
      <style:text-properties fo:font-style="normal" fo:font-weight="normal" officeooo:rsid="001eeb3f" officeooo:paragraph-rsid="001eeb3f" style:font-style-asian="normal" style:font-weight-asian="normal" style:font-style-complex="normal" style:font-weight-complex="normal"/>
    </style:style>
    <style:style style:name="P16" style:family="paragraph" style:parent-style-name="Standard" style:list-style-name="L3">
      <style:text-properties fo:font-size="10pt" fo:font-style="normal" fo:font-weight="normal" officeooo:rsid="0018ab27" officeooo:paragraph-rsid="0018ab27" style:font-size-asian="10pt" style:font-style-asian="normal" style:font-weight-asian="normal" style:font-size-complex="10pt" style:font-style-complex="normal" style:font-weight-complex="normal"/>
    </style:style>
    <style:style style:name="P17" style:family="paragraph" style:parent-style-name="Standard" style:list-style-name="L3">
      <style:text-properties fo:font-size="10pt" fo:font-style="normal" fo:font-weight="normal" officeooo:rsid="001c9f3e" officeooo:paragraph-rsid="001c9f3e" style:font-size-asian="10pt" style:font-style-asian="normal" style:font-weight-asian="normal" style:font-size-complex="10pt" style:font-style-complex="normal" style:font-weight-complex="normal"/>
    </style:style>
    <style:style style:name="P18" style:family="paragraph" style:parent-style-name="Standard">
      <style:text-properties fo:font-style="normal" fo:font-weight="normal" officeooo:rsid="001f2170" officeooo:paragraph-rsid="001f2170" style:font-style-asian="normal" style:font-weight-asian="normal" style:font-style-complex="normal" style:font-weight-complex="normal"/>
    </style:style>
    <style:style style:name="P19" style:family="paragraph" style:parent-style-name="Standard">
      <style:paragraph-properties fo:break-before="page"/>
      <style:text-properties fo:font-size="10pt" fo:font-weight="bold" officeooo:rsid="00164876" officeooo:paragraph-rsid="001f2170" style:font-size-asian="10pt" style:font-weight-asian="bold" style:font-size-complex="10pt" style:font-weight-complex="bold"/>
    </style:style>
    <style:style style:name="P20" style:family="paragraph" style:parent-style-name="Standard">
      <style:text-properties fo:font-size="10pt" fo:font-weight="bold" officeooo:rsid="00164876" officeooo:paragraph-rsid="001f2170" style:font-size-asian="10pt" style:font-weight-asian="bold" style:font-size-complex="10pt" style:font-weight-complex="bold"/>
    </style:style>
    <style:style style:name="P21" style:family="paragraph" style:parent-style-name="Standard">
      <style:text-properties fo:font-weight="bold" officeooo:rsid="00164876" officeooo:paragraph-rsid="001f2170" style:font-weight-asian="bold" style:font-weight-complex="bold"/>
    </style:style>
    <style:style style:name="P22" style:family="paragraph" style:parent-style-name="Standard">
      <style:text-properties fo:font-size="10pt" fo:font-weight="normal" officeooo:rsid="00218d1b" officeooo:paragraph-rsid="00218d1b" style:font-size-asian="10pt" style:font-weight-asian="normal" style:font-size-complex="10pt" style:font-weight-complex="normal"/>
    </style:style>
    <style:style style:name="P23" style:family="paragraph" style:parent-style-name="Standard">
      <style:text-properties fo:font-weight="normal" officeooo:rsid="00218d1b" officeooo:paragraph-rsid="00218d1b" style:font-weight-asian="normal" style:font-weight-complex="normal"/>
    </style:style>
    <style:style style:name="P24" style:family="paragraph" style:parent-style-name="Standard">
      <style:text-properties fo:font-weight="bold" officeooo:rsid="00176172" officeooo:paragraph-rsid="001f2170" style:font-weight-asian="bold" style:font-weight-complex="bold"/>
    </style:style>
    <style:style style:name="P25" style:family="paragraph" style:parent-style-name="Standard">
      <style:text-properties fo:font-weight="bold" officeooo:rsid="00219b89" officeooo:paragraph-rsid="00219b89" style:font-weight-asian="bold" style:font-weight-complex="bold"/>
    </style:style>
    <style:style style:name="P26" style:family="paragraph" style:parent-style-name="Standard">
      <style:text-properties fo:font-weight="bold" officeooo:rsid="0017bcf0" officeooo:paragraph-rsid="001f2170" style:font-weight-asian="bold" style:font-weight-complex="bold"/>
    </style:style>
    <style:style style:name="P27" style:family="paragraph" style:parent-style-name="Standard">
      <style:text-properties fo:font-style="normal" fo:font-weight="normal" officeooo:rsid="00223d0d" officeooo:paragraph-rsid="00223d0d" style:font-style-asian="normal" style:font-weight-asian="normal" style:font-style-complex="normal" style:font-weight-complex="normal"/>
    </style:style>
    <style:style style:name="P28" style:family="paragraph" style:parent-style-name="Standard">
      <style:text-properties fo:font-style="normal" fo:font-weight="bold" officeooo:rsid="0018ab27" officeooo:paragraph-rsid="001f2170" style:font-style-asian="normal" style:font-weight-asian="bold" style:font-style-complex="normal" style:font-weight-complex="bold"/>
    </style:style>
    <style:style style:name="P29" style:family="paragraph" style:parent-style-name="Standard" style:list-style-name="L2">
      <style:text-properties fo:font-style="normal" fo:font-weight="normal" officeooo:rsid="00223d0d" officeooo:paragraph-rsid="00223d0d" style:font-style-asian="normal" style:font-weight-asian="normal" style:font-style-complex="normal" style:font-weight-complex="normal"/>
    </style:style>
    <style:style style:name="P30" style:family="paragraph" style:parent-style-name="Standard" style:list-style-name="L4">
      <style:text-properties fo:font-size="10pt" fo:font-style="normal" fo:font-weight="normal" officeooo:rsid="001c9f3e" officeooo:paragraph-rsid="001f2170" style:font-size-asian="10pt" style:font-style-asian="normal" style:font-weight-asian="normal" style:font-size-complex="10pt" style:font-style-complex="normal" style:font-weight-complex="normal"/>
    </style:style>
    <style:style style:name="P31" style:family="paragraph" style:parent-style-name="Standard">
      <style:text-properties fo:font-style="normal" fo:font-weight="normal" officeooo:rsid="002985fe" officeooo:paragraph-rsid="002985fe" style:font-style-asian="normal" style:font-weight-asian="normal" style:font-style-complex="normal" style:font-weight-complex="normal"/>
    </style:style>
    <style:style style:name="P32" style:family="paragraph" style:parent-style-name="Standard">
      <style:text-properties fo:font-style="normal" fo:font-weight="bold" officeooo:rsid="002fcc68" officeooo:paragraph-rsid="002fcc68" style:font-style-asian="normal" style:font-weight-asian="bold" style:font-style-complex="normal" style:font-weight-complex="bold"/>
    </style:style>
    <style:style style:name="P33" style:family="paragraph" style:parent-style-name="Standard">
      <style:text-properties fo:font-style="normal" fo:font-weight="normal" officeooo:rsid="0031a8fc" officeooo:paragraph-rsid="0031a8fc" style:font-style-asian="normal" style:font-weight-asian="normal" style:font-style-complex="normal" style:font-weight-complex="normal"/>
    </style:style>
    <style:style style:name="P34" style:family="paragraph" style:parent-style-name="Standard">
      <style:text-properties fo:font-style="normal" fo:font-weight="bold" officeooo:rsid="00164876" officeooo:paragraph-rsid="0031a8fc" style:font-style-asian="normal" style:font-weight-asian="bold" style:font-style-complex="normal" style:font-weight-complex="bold"/>
    </style:style>
    <style:style style:name="P35" style:family="paragraph" style:parent-style-name="Standard">
      <style:text-properties fo:font-style="normal" fo:font-weight="bold" officeooo:rsid="0031a8fc" officeooo:paragraph-rsid="0031a8fc" style:font-style-asian="normal" style:font-weight-asian="bold" style:font-style-complex="normal" style:font-weight-complex="bold"/>
    </style:style>
    <style:style style:name="P36" style:family="paragraph" style:parent-style-name="Standard">
      <style:text-properties fo:font-style="normal" fo:font-weight="bold" officeooo:rsid="0031c044" officeooo:paragraph-rsid="0031c044" style:font-style-asian="normal" style:font-weight-asian="bold" style:font-style-complex="normal" style:font-weight-complex="bold"/>
    </style:style>
    <style:style style:name="T1" style:family="text">
      <style:text-properties officeooo:rsid="0014e106"/>
    </style:style>
    <style:style style:name="T2" style:family="text">
      <style:text-properties officeooo:rsid="00148149"/>
    </style:style>
    <style:style style:name="T3" style:family="text">
      <style:text-properties officeooo:rsid="00164876"/>
    </style:style>
    <style:style style:name="T4" style:family="text">
      <style:text-properties officeooo:rsid="002c18d1"/>
    </style:style>
    <style:style style:name="T5" style:family="text">
      <style:text-properties officeooo:rsid="002da6fc"/>
    </style:style>
    <style:style style:name="T6" style:family="text">
      <style:text-properties officeooo:rsid="002e9976"/>
    </style:style>
    <style:style style:name="T7" style:family="text">
      <style:text-properties fo:font-style="normal" style:font-style-asian="normal" style:font-style-complex="normal"/>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17bcf0" style:font-size-asian="10pt" style:font-style-asian="normal" style:font-weight-asian="normal" style:font-size-complex="10pt" style:font-style-complex="normal" style:font-weight-complex="normal"/>
    </style:style>
    <style:style style:name="T14" style:family="text">
      <style:text-properties style:font-name="Noto Serif" fo:font-size="10pt" style:font-size-asian="10pt" style:font-size-complex="10pt"/>
    </style:style>
    <style:style style:name="T15" style:family="text">
      <style:text-properties style:font-name="Noto Serif" fo:font-size="10pt" officeooo:rsid="001ab71b" style:font-size-asian="10pt" style:font-size-complex="10pt"/>
    </style:style>
    <style:style style:name="T16" style:family="text">
      <style:text-properties officeooo:rsid="001c9f3e"/>
    </style:style>
    <style:style style:name="T17" style:family="text">
      <style:text-properties officeooo:rsid="001eeb3f"/>
    </style:style>
    <style:style style:name="T18" style:family="text">
      <style:text-properties fo:font-style="italic" style:font-style-asian="italic" style:font-style-complex="italic"/>
    </style:style>
    <style:style style:name="T19" style:family="text">
      <style:text-properties fo:font-size="10pt" fo:font-style="normal" officeooo:rsid="002195dd" style:font-size-asian="10pt" style:font-style-asian="normal" style:font-size-complex="10pt" style:font-style-complex="normal"/>
    </style:style>
    <style:style style:name="T20" style:family="text">
      <style:text-properties officeooo:rsid="0028ce00"/>
    </style:style>
    <style:style style:name="T21" style:family="text">
      <style:text-properties fo:font-size="10pt" officeooo:rsid="002a477d" style:font-size-asian="10pt" style:font-size-complex="10pt"/>
    </style:style>
    <style:style style:name="T22" style:family="text">
      <style:text-properties fo:font-size="10pt" officeooo:rsid="0031a8fc" style:font-size-asian="10pt" style:font-size-complex="10pt"/>
    </style:style>
    <style:style style:name="T23" style:family="text">
      <style:text-properties fo:font-size="10pt" officeooo:rsid="00164876"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SS 408: Globalization and Medicine</text:p>
      <text:p text:style-name="P1">Research Proposal</text:p>
      <text:p text:style-name="P1"/>
      <text:p text:style-name="P2"><text:span text:style-name="T1">Modern</text:span> technology for a <text:span text:style-name="T1">sensitive medical data</text:span></text:p>
      <text:p text:style-name="P1"/>
      <text:p text:style-name="P1"><text:tab/>When starting general research for the semester project I decided to look into the subject of blockchain technology and how it may relate to healthcare. We currently exist in a globalized world and that includes the medical industry and is being covered in the course. From my understanding of the technology, there are many aspects of the medical industry that can benefit from the confidentiality, integrity and accessibility that blockchain can provide.</text:p>
      <text:p text:style-name="P1"><text:tab/>As I was looking for articles and sources to help get to a topic of research, I used keywords such as “blockchain”, “healthcare”, “supply chain”, “health records”, “record sharing”. I tried to avoid articles that were focusing on cryptocurrencies because after a few articles I noticed most of these articles are based on <text:span text:style-name="T2">tokenizing medical services and changing how these services are paid for. </text:span><text:s/><text:span text:style-name="T2">While I was researching found many articles covering IoT devices and how they can play a role in monitoring health data. As I continue my research I want to focus more on the global application of these technologies and how they may be implemented for universal cases. </text:span></text:p>
      <text:p text:style-name="P1"/>
      <text:p text:style-name="P2">Some questions that are guiding my research are:</text:p>
      <text:list text:style-name="L1">
        <text:list-item>
          <text:p text:style-name="P3">How can blockchain technology fit into the current world of healthcare?</text:p>
        </text:list-item>
        <text:list-item>
          <text:p text:style-name="P3">How useful would this technology be within this field?</text:p>
        </text:list-item>
        <text:list-item>
          <text:p text:style-name="P3">How can medical records be more accessible to patients with modern technology?</text:p>
        </text:list-item>
        <text:list-item>
          <text:p text:style-name="P3">What ways can medical records and patient health history be shared across the globe?</text:p>
        </text:list-item>
        <text:list-item>
          <text:p text:style-name="P3">What challenges will be faced in creating such systems?</text:p>
        </text:list-item>
      </text:list>
      <text:p text:style-name="P2"/>
      <text:p text:style-name="P2"/>
      <text:p text:style-name="P2"><text:tab/>Blockchain technology can allow for patients to have full access to their <text:span text:style-name="T1">sensitive medical records and easily share them with physicians that are treating them. Accessing medical records can be difficult, especially if one is migrating across the world and needs to share health records with a new physician. My semester project aims to understand how modern technology can effectively be applied such that patients can easily share their data with their current and future physician(s). Currently, the preliminary research I have done points to a combination of blockchain and Internet of Things (IoT). </text:span></text:p>
      <text:p text:style-name="P2"><text:tab/><text:span text:style-name="T3">This research relates to course topics as it focuses on the medical industry and how it can be better connected across a globalized world with the use of a transnational system in place. </text:span><text:span text:style-name="T4">It also touches upon medicalization with IoT devices. </text:span></text:p>
      <text:p text:style-name="P2"/>
      <text:p text:style-name="P4"><text:tab/>One aspect I noticed during my research is that many of the articles propose ways to implement technologies such as blockchain and IoT to improve the way medical treatment is performed but do not take public perception into account. It would be a massive undertaking to be able to implement a system where so much data is monitored and educate the public on how the use of blockchain will keep it secure. Lot of my research currently has been on the technical aspects of the technologies and how they can be implemented. I need to find more papers on how people would react to a shift into this technology and how long it would take for it to be implemented considering peoples reluctance for change and adopting methods that are not fully understood. <text:span text:style-name="T5">To go about this research I wo</text:span><text:span text:style-name="T6">u</text:span><text:span text:style-name="T5">ld use keywords such as “IoT adoption barriers”, “Digital health literacy”, “Privacy concerns in blockchain”. </text:span></text:p>
      <text:p text:style-name="P5"><text:span text:style-name="T7">Annotation</text:span> </text:p>
      <text:p text:style-name="P6">1. Full citation</text:p>
      <text:p text:style-name="P7"><text:span text:style-name="T8">Hölbl, Marko, et al. “A Systematic Review of the Use of Blockchain in Healthcare.” Symmetry, vol. 10, no. 10, 2018, p. 470, </text:span><text:a xlink:type="simple" xlink:href="https://doi.org/10.3390/sym10100470" text:style-name="Internet_20_link" text:visited-style-name="Visited_20_Internet_20_Link"><text:span text:style-name="T8">https://doi.org/10.3390/sym10100470</text:span></text:a><text:span text:style-name="T8">.</text:span></text:p>
      <text:p text:style-name="P6">2. Where did/does the author work, what else has s/he written about, and what are her/his credentials? (What is their source of credibility, or limits of credibility such as conflicts of interest)</text:p>
      <text:p text:style-name="P8"><text:span text:style-name="T9">The article was published by </text:span><text:span text:style-name="T10">Symmetry</text:span><text:span text:style-name="T11">, an international peer-reviewed research journal. </text:span></text:p>
      <text:p text:style-name="P9"><text:span text:style-name="T11">Dr. Marko Höbil is currently a faculty of electrical engineering and computer science at the university of Maribor in Slovenia. He has written various papers under the topic of cryptography and privacy in computer systems.</text:span></text:p>
      <text:p text:style-name="P10"><text:span text:style-name="T11">3. What are the topics of the text?</text:span></text:p>
      <text:p text:style-name="P10"><text:span text:style-name="T12">The text covers </text:span><text:span text:style-name="T13">the basis of blockchain technology and how it can fit into healthcare.</text:span></text:p>
      <text:p text:style-name="P11"><text:span text:style-name="T11">4. What is the main argument of the text?</text:span></text:p>
      <text:p text:style-name="P12"><text:span text:style-name="T9">The potential of blockchain technology in healthcare is significant, particularly for improving patient-centric approaches, connecting disparate systems, and enhancing the accuracy of electronic healthcare records (EHRs).</text:span></text:p>
      <text:p text:style-name="P13"><text:span text:style-name="T9">5. Describe at least three ways that the argument is supported.</text:span></text:p>
      <text:list xml:id="list3793401405" text:style-name="L2">
        <text:list-item>
          <text:p text:style-name="P14"><text:span text:style-name="T9">The article elaborates upon three types of blockchains, public permissionless, consortium and private. The private blockchain can allow for a more patient centric way of handling records as one needs permissions to perform transactions and view blocks. This would allow for data privacy</text:span></text:p>
        </text:list-item>
        <text:list-item>
          <text:p text:style-name="P14"><text:span text:style-name="T9">Using a decision model proposed by W</text:span><text:span text:style-name="T14">ürst and Gervais, Marko explains how blockchain technology </text:span><text:span text:style-name="T15">allows for secure and auditable data, multiple write access to single records, and an alternative to a trusted third party with the decentralized nature of the technology</text:span></text:p>
        </text:list-item>
        <text:list-item>
          <text:p text:style-name="P15"><text:span text:style-name="T15">T</text:span><text:span text:style-name="T14">he use of smart contracts will allow for more automation and dynamic behavior within medical blockchains, allowing for easier accessibility of data</text:span></text:p>
        </text:list-item>
      </text:list>
      <text:p text:style-name="P13"><text:span text:style-name="T9">6. What three quotes capture the message of the text?</text:span></text:p>
      <text:list text:style-name="L3">
        <text:list-item>
          <text:p text:style-name="P16">“<text:span text:style-name="T16">A </text:span>chain of blocks that are time-stamped and linked using cryptographic hashes. These blocks are sealed in a secure and immutable manner” (3)</text:p>
        </text:list-item>
        <text:list-item>
          <text:p text:style-name="P17">“For personal medical data, the most adequate type of blockchain would be a private blockchain” (6)</text:p>
        </text:list-item>
        <text:list-item>
          <text:p text:style-name="P17">“a further use of smart contracts and the introduction of less constraining consensus algorithms would be, in our opinion, the primary area for further research and better integration of blockchain technology into healthcare” <text:span text:style-name="T17">(16)</text:span></text:p>
        </text:list-item>
      </text:list>
      <text:p text:style-name="P13"><text:span text:style-name="T9">7. Additional notes</text:span></text:p>
      <text:p text:style-name="P18"><text:span text:style-name="T9">The work provides basic ideas on how blockchain technology can be applied in healthcare by giving an overview on how blockchain works along with different ways to implement it. Majority of the article is focused on how blockchain works rather than how it can be applied. Another chunk of the article goes over the methodology used in the research. </text:span></text:p>
      <text:p text:style-name="P19"><text:span text:style-name="T7">Annotation</text:span> </text:p>
      <text:p text:style-name="P20">1. Full citation</text:p>
      <text:p text:style-name="P21"><text:span text:style-name="T8">Sanjay Kumar Jena, Ram Chandra Barik, Rojalina Priyadarshini, A systematic state-of-art review on digital identity challenges with solutions using conjugation of IOT and blockchain in healthcare,</text:span></text:p>
      <text:p text:style-name="P21"><text:span text:style-name="T8">Internet of Things, Volume 25, 2024, 101111, ISSN 2542-6605, </text:span><text:a xlink:type="simple" xlink:href="https://doi.org/10.1016/j.iot.2024.101111" text:style-name="Internet_20_link" text:visited-style-name="Visited_20_Internet_20_Link"><text:span text:style-name="T8">https://doi.org/10.1016/j.iot.2024.101111</text:span></text:a><text:span text:style-name="T8">. </text:span></text:p>
      <text:p text:style-name="P20">2. Where did/does the author work, what else has s/he written about, and what are her/his credentials? (What is their source of credibility, or limits of credibility such as conflicts of interest)</text:p>
      <text:p text:style-name="P22">The article was published in <text:span text:style-name="T18">Internet of Things; Engineering Cyber Physical Human Systems</text:span><text:span text:style-name="T7">, a peer-review journal with works from various reputable institutions like the NIST.</text:span></text:p>
      <text:p text:style-name="P23"><text:span text:style-name="T11">The author Sanjay Kumar Jena along with their co-authors Ram Chandra Barjk and Rojalina Priyadarshini are affiliated with the department of computer science at C.V. Raman Global University, a private institution in India. </text:span><text:span text:style-name="T19">The work references various other credible sources. </text:span></text:p>
      <text:p text:style-name="P24"><text:span text:style-name="T11">3. What are the topics of the text?</text:span></text:p>
      <text:p text:style-name="P25"><text:span text:style-name="T13">T</text:span><text:span text:style-name="T12">he article covers technologies such as IoT, blockchain and digital identity. The article goes on to combine the technologies into IoTBDId (Internet of Things Blockchain and Digital Identity) and shows it applications in healthcare</text:span></text:p>
      <text:p text:style-name="P26"><text:span text:style-name="T11">4. What is the main argument of the text?</text:span></text:p>
      <text:p text:style-name="P27"><text:span text:style-name="T9">The main argument of the text is that the Digital Identity is a technology that will maintain privacy and security for a more advanced healthcare system allowing for better healthcare. </text:span></text:p>
      <text:p text:style-name="P28"><text:span text:style-name="T9">5. Describe at least three ways that the argument is supported.</text:span></text:p>
      <text:list text:continue-list="list3793401405" text:style-name="L2">
        <text:list-item>
          <text:p text:style-name="P29"><text:span text:style-name="T14">The article elaborates upon the technology of digital identity and describes it as a unique identifier in digital space. Currently, primitive versions of digital identity exist that encompass ip address, known internet accounts, behavior on the internet and others, but for a more complete digital identity and management system needs to be implemented.</text:span></text:p>
        </text:list-item>
        <text:list-item>
          <text:p text:style-name="P29"><text:span text:style-name="T14">To ensure that a digital identity management system can be implemented, blockchain can allow for encrypted identities to be stored and used for unique verification. </text:span></text:p>
        </text:list-item>
        <text:list-item>
          <text:p text:style-name="P29"><text:span text:style-name="T14">Another key technology is that of IoT but specifically IoMT (Internet of Medical Things). This consists of devices with sensors that allow for recording medical data such as heart rate, insulin, and other metrics of health. </text:span></text:p>
        </text:list-item>
        <text:list-item>
          <text:p text:style-name="P29"><text:span text:style-name="T14">By using a combination of these IoMT devices, blockchain and digital identity, the authors propose a system where medical data can be monitored in real-time by designated physicians by using DId to sign data to a patient, blockchain for ownership of data by patient and to securely share the data with all necessary parties and IoMT devices to record the data that will be saved and shared via the blockchain.</text:span></text:p>
        </text:list-item>
        <text:list-item>
          <text:p text:style-name="P29"><text:span text:style-name="T14">Such a system will allow for physicians to monitor patients from afar, keeping hospitals less crowded and potentially reducing costs for healthcare. It would also keep power in the hands of the patients by allowing them to keep control of their data.</text:span></text:p>
        </text:list-item>
      </text:list>
      <text:p text:style-name="P28"><text:span text:style-name="T9">6. What three quotes capture the message of the text?</text:span></text:p>
      <text:list text:style-name="L4">
        <text:list-item>
          <text:p text:style-name="P30">“A genuinely effective identity access management system should streamline and make it easier for Information Technology (IT) personnel to manage the entity, devices, and applications in their healthcare delivery companies while also enhancing security and compliance without creating time-consuming inefficiencies” <text:span text:style-name="T20">(1)</text:span></text:p>
        </text:list-item>
        <text:list-item>
          <text:p text:style-name="P30">“The IoT and digital identity play a crucial role in the healthcare sector, enabling improved patient care, efficient operations, and secure access to medical information” <text:span text:style-name="T20">(15)</text:span></text:p>
        </text:list-item>
        <text:list-item>
          <text:p text:style-name="P30">“IoTBDId analysis report says about strong consent management that guarantees that patients have authority over their digital identities” <text:span text:style-name="T20">(17)</text:span></text:p>
        </text:list-item>
      </text:list>
      <text:p text:style-name="P28"><text:span text:style-name="T9">7. Additional notes</text:span></text:p>
      <text:p text:style-name="P31"><text:span text:style-name="T9">The proposed use of IoTBDId has potential to revolutionize the way healthcare is administered. It also had the potential to medicalize different aspects of life with the use of different devices to monitor </text:span><text:span text:style-name="T21">behaviors</text:span><text:span text:style-name="T9"> and bodily metrics. For example, the article proposes the use of IoT devices such as smart fridges to track eating habits, smart couches to track sitting habits, and various other smart devices to track the way an individual lives to help physicians understand what’s wrong with </text:span><text:soft-page-break/><text:span text:style-name="T9">patients. </text:span><text:span text:style-name="T21">This could lead to physicians having authority on aspects of life that once were not under medical jurisdiction.</text:span></text:p>
      <text:p text:style-name="P31"><text:span text:style-name="T21"/></text:p>
      <text:p text:style-name="P32"><text:span text:style-name="T22">All</text:span><text:span text:style-name="T9"> sources </text:span></text:p>
      <text:p text:style-name="P33"><text:span text:style-name="T9">[1] </text:span><text:span text:style-name="T23">Hölbl, Marko, et al. “A Systematic Review of the Use of Blockchain in Healthcare.” Symmetry, vol. 10, no. 10, 2018, p. 470, </text:span><text:a xlink:type="simple" xlink:href="https://doi.org/10.3390/sym10100470" text:style-name="Internet_20_link" text:visited-style-name="Visited_20_Internet_20_Link"><text:span text:style-name="T23">https://doi.org/10.3390/sym10100470</text:span></text:a><text:span text:style-name="T23">.</text:span></text:p>
      <text:p text:style-name="P33"><text:span text:style-name="T23">[</text:span><text:span text:style-name="T9">2] </text:span><text:span text:style-name="T23">Sanjay Kumar Jena, Ram Chandra Barik, Rojalina Priyadarshini, A systematic state-of-art review on digital identity challenges with solutions using conjugation of IOT and blockchain in healthcare,</text:span></text:p>
      <text:p text:style-name="P34"><text:span text:style-name="T8">Internet of Things, Volume 25, 2024, 101111, ISSN 2542-6605, </text:span><text:a xlink:type="simple" xlink:href="https://doi.org/10.1016/j.iot.2024.101111" text:style-name="Internet_20_link" text:visited-style-name="Visited_20_Internet_20_Link"><text:span text:style-name="T8">https://doi.org/10.1016/j.iot.2024.101111</text:span></text:a><text:span text:style-name="T8">. </text:span></text:p>
      <text:p text:style-name="P35"><text:span text:style-name="T8">[3] Karim Abouelmehdi, Abderrahim Beni-Hssane, Hayat Khaloufi, Mostafa Saadi, Big data security and privacy in healthcare: A Review, Procedia Computer Science, Volume 113, 2017, Pages 73-80, ISSN 1877-0509, </text:span><text:a xlink:type="simple" xlink:href="https://doi.org/10.1016/j.procs.2017.08.292" text:style-name="Internet_20_link" text:visited-style-name="Visited_20_Internet_20_Link"><text:span text:style-name="T8">https://doi.org/10.1016/j.procs.2017.08.292</text:span></text:a><text:span text:style-name="T8">.</text:span></text:p>
      <text:p text:style-name="P35"><text:span text:style-name="T8">[4] Sireejaa Uppal, Bindiya Kansekar, S. Mini, Deepak Tosh, HealthDote: A blockchain-based model for continuous health monitoring using interplanetary file system, Healthcare Analytics, Volume 3, 2023, 100175, ISSN 2772-4425, </text:span><text:a xlink:type="simple" xlink:href="https://doi.org/10.1016/j.health.2023.100175" text:style-name="Internet_20_link" text:visited-style-name="Visited_20_Internet_20_Link"><text:span text:style-name="T8">https://doi.org/10.1016/j.health.2023.100175</text:span></text:a><text:span text:style-name="T8">.</text:span></text:p>
      <text:p text:style-name="P36"><text:span text:style-name="T8">[5] Hu, Fangwei, et al. "Privacy-Preserving Healthcare and Medical Data Collaboration Service System Based on Blockchain and Federated Learning." Computers, Materials &amp; Continua, vol. 80, no. 2, 2024, pp. 2897-2915, </text:span><text:a xlink:type="simple" xlink:href="https://doi.org/10.32604/cmc.2024.052570" text:style-name="Internet_20_link" text:visited-style-name="Visited_20_Internet_20_Link"><text:span text:style-name="T8">https://doi.org/10.32604/cmc.2024.052570</text:span></text:a><text:span text:style-name="T8">.</text:span></text:p>
      <text:p text:style-name="P32"><text:span text:style-name="T9"/></text:p>
      <text:p text:style-name="P18"><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face style:name="Noto Serif CJK SC" svg:font-family="'Noto Serif CJK SC'" style:font-family-generic="system" style:font-pitch="variable"/>
    <style:font-face style:name="Noto Serif1"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5T18:09:25.524366092</meta:creation-date>
    <dc:date>2024-10-05T22:36:25.342633789</dc:date>
    <meta:editing-duration>PT1H10M3S</meta:editing-duration>
    <meta:editing-cycles>21</meta:editing-cycles>
    <meta:generator>LibreOffice/24.8.2.1$Linux_X86_64 LibreOffice_project/480$Build-1</meta:generator>
    <meta:document-statistic meta:table-count="0" meta:image-count="0" meta:object-count="0" meta:page-count="4" meta:paragraph-count="64" meta:word-count="1799" meta:character-count="11629" meta:non-whitespace-character-count="9874"/>
  </office:meta>
</office:document-meta>
</file>